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meBeanWithNoSetterMatchingFieldType.setTheField( final FileOutputStream somethingEl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SetterTest.should_fail_if_matching_setter_cannot_be_found_and_if_report_failure_is_tr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WithWeirdFields.setUUID( UUID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PropertySetterTest.return_false_if_no_setter_was_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meBeanWithJustAGetter.getThe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meBeanWithJustASetter.setTheField( final File the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meBean.setTheField( final File the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PropertySetterTest.return_false_if_no_setter_was_found_and_if_reportNoSetterFound_is_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PropertySetterTest.should_not_fail_if_bean_class_declares_only_the_setter_for_the_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PropertySetterTest.use_the_setter_on_the_target_when_field_name_begins_by_at_least_2_ca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meBean.getThe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SetterTest.use_the_correct_setter_on_the_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